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-dash="Fine_20_Dashed"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head_20_1" draw:marker-end="Arrowhead_20_2" draw:marker-end-width="0.3cm" draw:fill="none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fo:min-height="0.3cm"/>
    </style:style>
    <style:style style:name="gr7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0.8cm" svg:height="0.7cm" svg:x="3.401cm" svg:y="22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201cm" svg:y1="23.58cm" svg:x2="3.501cm" svg:y2="22.98cm">
          <text:p/>
        </draw:line>
        <draw:line draw:style-name="gr2" draw:text-style-name="P1" draw:layer="layout" svg:x1="3.201cm" svg:y1="23.58cm" svg:x2="3.801cm" svg:y2="23.58cm">
          <text:p/>
        </draw:line>
        <draw:line draw:style-name="gr2" draw:text-style-name="P1" draw:layer="layout" svg:x1="3.201cm" svg:y1="23.58cm" svg:x2="3.501cm" svg:y2="22.98cm">
          <text:p/>
        </draw:line>
        <draw:line draw:style-name="gr2" draw:text-style-name="P1" draw:layer="layout" svg:x1="3.201cm" svg:y1="23.58cm" svg:x2="3.801cm" svg:y2="23.58cm">
          <text:p/>
        </draw:line>
        <draw:line draw:style-name="gr2" draw:text-style-name="P1" draw:layer="layout" svg:x1="4.401cm" svg:y1="23.58cm" svg:x2="4.101cm" svg:y2="22.98cm">
          <text:p/>
        </draw:line>
        <draw:line draw:style-name="gr2" draw:text-style-name="P1" draw:layer="layout" svg:x1="4.401cm" svg:y1="23.58cm" svg:x2="3.801cm" svg:y2="23.58cm">
          <text:p/>
        </draw:line>
        <draw:line draw:style-name="gr2" draw:text-style-name="P1" draw:layer="layout" svg:x1="9.501cm" svg:y1="8.746cm" svg:x2="9.801cm" svg:y2="8.146cm">
          <text:p/>
        </draw:line>
        <draw:line draw:style-name="gr2" draw:text-style-name="P1" draw:layer="layout" svg:x1="9.501cm" svg:y1="8.746cm" svg:x2="10.101cm" svg:y2="8.746cm">
          <text:p/>
        </draw:line>
        <draw:line draw:style-name="gr2" draw:text-style-name="P1" draw:layer="layout" svg:x1="9.501cm" svg:y1="8.746cm" svg:x2="9.801cm" svg:y2="8.146cm">
          <text:p/>
        </draw:line>
        <draw:line draw:style-name="gr2" draw:text-style-name="P1" draw:layer="layout" svg:x1="9.501cm" svg:y1="8.746cm" svg:x2="10.101cm" svg:y2="8.746cm">
          <text:p/>
        </draw:line>
        <draw:line draw:style-name="gr2" draw:text-style-name="P1" draw:layer="layout" svg:x1="10.701cm" svg:y1="8.746cm" svg:x2="10.401cm" svg:y2="8.146cm">
          <text:p/>
        </draw:line>
        <draw:line draw:style-name="gr2" draw:text-style-name="P1" draw:layer="layout" svg:x1="10.701cm" svg:y1="8.746cm" svg:x2="10.101cm" svg:y2="8.746cm">
          <text:p/>
        </draw:line>
        <draw:custom-shape draw:style-name="gr1" draw:text-style-name="P1" draw:layer="layout" svg:width="0.8cm" svg:height="0.7cm" svg:x="6.501cm" svg:y="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301cm" svg:y1="8.746cm" svg:x2="6.601cm" svg:y2="8.146cm">
          <text:p/>
        </draw:line>
        <draw:line draw:style-name="gr2" draw:text-style-name="P1" draw:layer="layout" svg:x1="6.301cm" svg:y1="8.746cm" svg:x2="6.901cm" svg:y2="8.746cm">
          <text:p/>
        </draw:line>
        <draw:line draw:style-name="gr2" draw:text-style-name="P1" draw:layer="layout" svg:x1="6.301cm" svg:y1="8.746cm" svg:x2="6.601cm" svg:y2="8.146cm">
          <text:p/>
        </draw:line>
        <draw:line draw:style-name="gr2" draw:text-style-name="P1" draw:layer="layout" svg:x1="6.301cm" svg:y1="8.746cm" svg:x2="6.901cm" svg:y2="8.746cm">
          <text:p/>
        </draw:line>
        <draw:line draw:style-name="gr2" draw:text-style-name="P1" draw:layer="layout" svg:x1="7.501cm" svg:y1="8.746cm" svg:x2="7.201cm" svg:y2="8.146cm">
          <text:p/>
        </draw:line>
        <draw:line draw:style-name="gr2" draw:text-style-name="P1" draw:layer="layout" svg:x1="7.501cm" svg:y1="8.746cm" svg:x2="6.901cm" svg:y2="8.746cm">
          <text:p/>
        </draw:line>
        <draw:line draw:style-name="gr2" draw:text-style-name="P1" draw:layer="layout" svg:x1="5.401cm" svg:y1="8.846cm" svg:x2="11.501cm" svg:y2="8.846cm">
          <text:p/>
        </draw:line>
        <draw:custom-shape draw:style-name="gr1" draw:text-style-name="P1" draw:layer="layout" svg:width="0.8cm" svg:height="0.7cm" svg:x="3.001cm" svg:y="19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95cm" svg:y1="5.679cm" svg:x2="9.741cm" svg:y2="7.752cm">
          <text:p/>
        </draw:line>
        <draw:custom-shape draw:style-name="gr1" draw:text-style-name="P1" draw:layer="layout" svg:width="0.8cm" svg:height="0.7cm" draw:transform="rotate (-0.527787565803085) translate (9.942cm 7.406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1" draw:layer="layout" svg:x1="11.641cm" svg:y1="6.081cm" svg:x2="10.432cm" svg:y2="8.154cm">
          <text:p/>
        </draw:line>
        <draw:line draw:style-name="gr2" draw:text-style-name="P1" draw:layer="layout" svg:x1="10.949cm" svg:y1="5.678cm" svg:x2="12.158cm" svg:y2="3.605cm">
          <text:p/>
        </draw:line>
        <draw:custom-shape draw:style-name="gr1" draw:text-style-name="P1" draw:layer="layout" svg:width="0.8cm" svg:height="0.7cm" draw:transform="rotate (0.527787565803085) translate (11.957cm 3.749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11.641cm" svg:y1="6.081cm" svg:x2="12.85cm" svg:y2="4.008cm">
          <text:p/>
        </draw:line>
        <draw:line draw:style-name="gr2" draw:text-style-name="P1" draw:layer="layout" svg:x1="7.75cm" svg:y1="5.679cm" svg:x2="6.541cm" svg:y2="7.752cm">
          <text:p/>
        </draw:line>
        <draw:line draw:style-name="gr2" draw:text-style-name="P1" draw:layer="layout" svg:x1="8.441cm" svg:y1="6.081cm" svg:x2="7.232cm" svg:y2="8.154cm">
          <text:p/>
        </draw:line>
        <draw:line draw:style-name="gr2" draw:text-style-name="P1" draw:layer="layout" svg:x1="7.749cm" svg:y1="5.678cm" svg:x2="8.958cm" svg:y2="3.605cm">
          <text:p/>
        </draw:line>
        <draw:custom-shape draw:style-name="gr1" draw:text-style-name="P1" draw:layer="layout" svg:width="0.8cm" svg:height="0.7cm" draw:transform="rotate (0.527787565803085) translate (8.757cm 3.749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8.441cm" svg:y1="6.081cm" svg:x2="9.65cm" svg:y2="4.008cm">
          <text:p/>
        </draw:line>
        <draw:line draw:style-name="gr2" draw:text-style-name="P1" draw:layer="layout" svg:x1="12.501cm" svg:y1="4.226cm" svg:x2="7.801cm" svg:y2="4.226cm">
          <text:p/>
        </draw:line>
        <draw:line draw:style-name="gr2" draw:text-style-name="P1" draw:layer="layout" svg:x1="12.501cm" svg:y1="3.486cm" svg:x2="7.801cm" svg:y2="3.486cm">
          <text:p/>
        </draw:line>
        <draw:custom-shape draw:style-name="gr1" draw:text-style-name="P1" draw:layer="layout" svg:width="0.4cm" svg:height="1.5cm" svg:x="7.401cm" svg:y="3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502cm" svg:y1="8.746cm" svg:x2="9.802cm" svg:y2="8.146cm">
          <text:p/>
        </draw:line>
        <draw:line draw:style-name="gr2" draw:text-style-name="P1" draw:layer="layout" svg:x1="9.502cm" svg:y1="8.746cm" svg:x2="10.102cm" svg:y2="8.746cm">
          <text:p/>
        </draw:line>
        <draw:line draw:style-name="gr2" draw:text-style-name="P1" draw:layer="layout" svg:x1="9.502cm" svg:y1="8.746cm" svg:x2="9.802cm" svg:y2="8.146cm">
          <text:p/>
        </draw:line>
        <draw:line draw:style-name="gr2" draw:text-style-name="P1" draw:layer="layout" svg:x1="9.502cm" svg:y1="8.746cm" svg:x2="10.102cm" svg:y2="8.746cm">
          <text:p/>
        </draw:line>
        <draw:line draw:style-name="gr2" draw:text-style-name="P1" draw:layer="layout" svg:x1="10.702cm" svg:y1="8.746cm" svg:x2="10.402cm" svg:y2="8.146cm">
          <text:p/>
        </draw:line>
        <draw:line draw:style-name="gr2" draw:text-style-name="P1" draw:layer="layout" svg:x1="10.702cm" svg:y1="8.746cm" svg:x2="10.102cm" svg:y2="8.746cm">
          <text:p/>
        </draw:line>
        <draw:custom-shape draw:style-name="gr1" draw:text-style-name="P1" draw:layer="layout" svg:width="0.8cm" svg:height="0.7cm" svg:x="6.502cm" svg:y="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302cm" svg:y1="8.746cm" svg:x2="6.602cm" svg:y2="8.146cm">
          <text:p/>
        </draw:line>
        <draw:line draw:style-name="gr2" draw:text-style-name="P1" draw:layer="layout" svg:x1="6.302cm" svg:y1="8.746cm" svg:x2="6.902cm" svg:y2="8.746cm">
          <text:p/>
        </draw:line>
        <draw:line draw:style-name="gr2" draw:text-style-name="P1" draw:layer="layout" svg:x1="6.302cm" svg:y1="8.746cm" svg:x2="6.602cm" svg:y2="8.146cm">
          <text:p/>
        </draw:line>
        <draw:line draw:style-name="gr2" draw:text-style-name="P1" draw:layer="layout" svg:x1="6.302cm" svg:y1="8.746cm" svg:x2="6.902cm" svg:y2="8.746cm">
          <text:p/>
        </draw:line>
        <draw:line draw:style-name="gr2" draw:text-style-name="P1" draw:layer="layout" svg:x1="7.502cm" svg:y1="8.746cm" svg:x2="7.202cm" svg:y2="8.146cm">
          <text:p/>
        </draw:line>
        <draw:line draw:style-name="gr2" draw:text-style-name="P1" draw:layer="layout" svg:x1="7.502cm" svg:y1="8.746cm" svg:x2="6.902cm" svg:y2="8.746cm">
          <text:p/>
        </draw:line>
        <draw:custom-shape draw:style-name="gr1" draw:text-style-name="P1" draw:layer="layout" svg:width="0.8cm" svg:height="0.7cm" draw:transform="rotate (-0.527787565803085) translate (9.943cm 7.406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8cm" svg:height="0.7cm" draw:transform="rotate (0.527787565803085) translate (11.958cm 3.749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" draw:text-style-name="P1" draw:layer="layout" svg:width="0.8cm" svg:height="0.7cm" draw:transform="rotate (0.527787565803085) translate (8.758cm 3.749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" draw:text-style-name="P1" draw:layer="layout" svg:width="0.4cm" svg:height="1.5cm" svg:x="7.402cm" svg:y="3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502cm" svg:y1="8.746cm" svg:x2="9.802cm" svg:y2="8.146cm">
          <text:p/>
        </draw:line>
        <draw:line draw:style-name="gr2" draw:text-style-name="P1" draw:layer="layout" svg:x1="9.502cm" svg:y1="8.746cm" svg:x2="10.102cm" svg:y2="8.746cm">
          <text:p/>
        </draw:line>
        <draw:line draw:style-name="gr2" draw:text-style-name="P1" draw:layer="layout" svg:x1="9.502cm" svg:y1="8.746cm" svg:x2="9.802cm" svg:y2="8.146cm">
          <text:p/>
        </draw:line>
        <draw:line draw:style-name="gr2" draw:text-style-name="P1" draw:layer="layout" svg:x1="9.502cm" svg:y1="8.746cm" svg:x2="10.102cm" svg:y2="8.746cm">
          <text:p/>
        </draw:line>
        <draw:line draw:style-name="gr2" draw:text-style-name="P1" draw:layer="layout" svg:x1="10.702cm" svg:y1="8.746cm" svg:x2="10.402cm" svg:y2="8.146cm">
          <text:p/>
        </draw:line>
        <draw:line draw:style-name="gr2" draw:text-style-name="P1" draw:layer="layout" svg:x1="10.702cm" svg:y1="8.746cm" svg:x2="10.102cm" svg:y2="8.746cm">
          <text:p/>
        </draw:line>
        <draw:custom-shape draw:style-name="gr1" draw:text-style-name="P1" draw:layer="layout" svg:width="0.8cm" svg:height="0.7cm" svg:x="6.502cm" svg:y="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302cm" svg:y1="8.746cm" svg:x2="6.602cm" svg:y2="8.146cm">
          <text:p/>
        </draw:line>
        <draw:line draw:style-name="gr2" draw:text-style-name="P1" draw:layer="layout" svg:x1="6.302cm" svg:y1="8.746cm" svg:x2="6.902cm" svg:y2="8.746cm">
          <text:p/>
        </draw:line>
        <draw:line draw:style-name="gr2" draw:text-style-name="P1" draw:layer="layout" svg:x1="6.302cm" svg:y1="8.746cm" svg:x2="6.602cm" svg:y2="8.146cm">
          <text:p/>
        </draw:line>
        <draw:line draw:style-name="gr2" draw:text-style-name="P1" draw:layer="layout" svg:x1="6.302cm" svg:y1="8.746cm" svg:x2="6.902cm" svg:y2="8.746cm">
          <text:p/>
        </draw:line>
        <draw:line draw:style-name="gr2" draw:text-style-name="P1" draw:layer="layout" svg:x1="7.502cm" svg:y1="8.746cm" svg:x2="7.202cm" svg:y2="8.146cm">
          <text:p/>
        </draw:line>
        <draw:line draw:style-name="gr2" draw:text-style-name="P1" draw:layer="layout" svg:x1="7.502cm" svg:y1="8.746cm" svg:x2="6.902cm" svg:y2="8.746cm">
          <text:p/>
        </draw:line>
        <draw:custom-shape draw:style-name="gr1" draw:text-style-name="P1" draw:layer="layout" svg:width="0.8cm" svg:height="0.7cm" draw:transform="rotate (-0.527787565803085) translate (9.943cm 7.406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8cm" svg:height="0.7cm" draw:transform="rotate (0.527787565803085) translate (11.958cm 3.749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" draw:text-style-name="P1" draw:layer="layout" svg:width="0.8cm" svg:height="0.7cm" draw:transform="rotate (0.527787565803085) translate (8.758cm 3.749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" draw:text-style-name="P1" draw:layer="layout" svg:width="0.4cm" svg:height="1.5cm" svg:x="7.402cm" svg:y="3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503cm" svg:y1="8.746cm" svg:x2="9.803cm" svg:y2="8.146cm">
          <text:p/>
        </draw:line>
        <draw:line draw:style-name="gr2" draw:text-style-name="P1" draw:layer="layout" svg:x1="9.503cm" svg:y1="8.746cm" svg:x2="10.103cm" svg:y2="8.746cm">
          <text:p/>
        </draw:line>
        <draw:line draw:style-name="gr2" draw:text-style-name="P1" draw:layer="layout" svg:x1="9.503cm" svg:y1="8.746cm" svg:x2="9.803cm" svg:y2="8.146cm">
          <text:p/>
        </draw:line>
        <draw:line draw:style-name="gr2" draw:text-style-name="P1" draw:layer="layout" svg:x1="9.503cm" svg:y1="8.746cm" svg:x2="10.103cm" svg:y2="8.746cm">
          <text:p/>
        </draw:line>
        <draw:line draw:style-name="gr2" draw:text-style-name="P1" draw:layer="layout" svg:x1="10.703cm" svg:y1="8.746cm" svg:x2="10.403cm" svg:y2="8.146cm">
          <text:p/>
        </draw:line>
        <draw:line draw:style-name="gr2" draw:text-style-name="P1" draw:layer="layout" svg:x1="10.703cm" svg:y1="8.746cm" svg:x2="10.103cm" svg:y2="8.746cm">
          <text:p/>
        </draw:line>
        <draw:custom-shape draw:style-name="gr1" draw:text-style-name="P1" draw:layer="layout" svg:width="0.8cm" svg:height="0.7cm" svg:x="6.503cm" svg:y="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303cm" svg:y1="8.746cm" svg:x2="6.603cm" svg:y2="8.146cm">
          <text:p/>
        </draw:line>
        <draw:line draw:style-name="gr2" draw:text-style-name="P1" draw:layer="layout" svg:x1="6.303cm" svg:y1="8.746cm" svg:x2="6.903cm" svg:y2="8.746cm">
          <text:p/>
        </draw:line>
        <draw:line draw:style-name="gr2" draw:text-style-name="P1" draw:layer="layout" svg:x1="6.303cm" svg:y1="8.746cm" svg:x2="6.603cm" svg:y2="8.146cm">
          <text:p/>
        </draw:line>
        <draw:line draw:style-name="gr2" draw:text-style-name="P1" draw:layer="layout" svg:x1="6.303cm" svg:y1="8.746cm" svg:x2="6.903cm" svg:y2="8.746cm">
          <text:p/>
        </draw:line>
        <draw:line draw:style-name="gr2" draw:text-style-name="P1" draw:layer="layout" svg:x1="7.503cm" svg:y1="8.746cm" svg:x2="7.203cm" svg:y2="8.146cm">
          <text:p/>
        </draw:line>
        <draw:line draw:style-name="gr2" draw:text-style-name="P1" draw:layer="layout" svg:x1="7.503cm" svg:y1="8.746cm" svg:x2="6.903cm" svg:y2="8.746cm">
          <text:p/>
        </draw:line>
        <draw:custom-shape draw:style-name="gr1" draw:text-style-name="P1" draw:layer="layout" svg:width="0.8cm" svg:height="0.7cm" draw:transform="rotate (-0.527787565803085) translate (9.944cm 7.406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8cm" svg:height="0.7cm" draw:transform="rotate (0.527787565803085) translate (11.959cm 3.749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" draw:text-style-name="P1" draw:layer="layout" svg:width="0.8cm" svg:height="0.7cm" draw:transform="rotate (0.527787565803085) translate (8.759cm 3.749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" draw:text-style-name="P1" draw:layer="layout" svg:width="0.4cm" svg:height="1.5cm" svg:x="7.403cm" svg:y="3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499cm" svg:y1="16.046cm" svg:x2="9.799cm" svg:y2="15.446cm">
          <text:p/>
        </draw:line>
        <draw:line draw:style-name="gr2" draw:text-style-name="P1" draw:layer="layout" svg:x1="9.499cm" svg:y1="16.046cm" svg:x2="10.099cm" svg:y2="16.046cm">
          <text:p/>
        </draw:line>
        <draw:line draw:style-name="gr2" draw:text-style-name="P1" draw:layer="layout" svg:x1="9.499cm" svg:y1="16.046cm" svg:x2="9.799cm" svg:y2="15.446cm">
          <text:p/>
        </draw:line>
        <draw:line draw:style-name="gr2" draw:text-style-name="P1" draw:layer="layout" svg:x1="9.499cm" svg:y1="16.046cm" svg:x2="10.099cm" svg:y2="16.046cm">
          <text:p/>
        </draw:line>
        <draw:line draw:style-name="gr2" draw:text-style-name="P1" draw:layer="layout" svg:x1="10.699cm" svg:y1="16.046cm" svg:x2="10.399cm" svg:y2="15.446cm">
          <text:p/>
        </draw:line>
        <draw:line draw:style-name="gr2" draw:text-style-name="P1" draw:layer="layout" svg:x1="10.699cm" svg:y1="16.046cm" svg:x2="10.099cm" svg:y2="16.046cm">
          <text:p/>
        </draw:line>
        <draw:line draw:style-name="gr2" draw:text-style-name="P1" draw:layer="layout" svg:x1="6.299cm" svg:y1="16.046cm" svg:x2="6.599cm" svg:y2="15.446cm">
          <text:p/>
        </draw:line>
        <draw:line draw:style-name="gr2" draw:text-style-name="P1" draw:layer="layout" svg:x1="6.299cm" svg:y1="16.046cm" svg:x2="6.899cm" svg:y2="16.046cm">
          <text:p/>
        </draw:line>
        <draw:line draw:style-name="gr2" draw:text-style-name="P1" draw:layer="layout" svg:x1="6.299cm" svg:y1="16.046cm" svg:x2="6.599cm" svg:y2="15.446cm">
          <text:p/>
        </draw:line>
        <draw:line draw:style-name="gr2" draw:text-style-name="P1" draw:layer="layout" svg:x1="6.299cm" svg:y1="16.046cm" svg:x2="6.899cm" svg:y2="16.046cm">
          <text:p/>
        </draw:line>
        <draw:line draw:style-name="gr2" draw:text-style-name="P1" draw:layer="layout" svg:x1="7.499cm" svg:y1="16.046cm" svg:x2="7.199cm" svg:y2="15.446cm">
          <text:p/>
        </draw:line>
        <draw:line draw:style-name="gr2" draw:text-style-name="P1" draw:layer="layout" svg:x1="7.499cm" svg:y1="16.046cm" svg:x2="6.899cm" svg:y2="16.046cm">
          <text:p/>
        </draw:line>
        <draw:line draw:style-name="gr2" draw:text-style-name="P1" draw:layer="layout" svg:x1="5.399cm" svg:y1="16.146cm" svg:x2="11.499cm" svg:y2="16.146cm">
          <text:p/>
        </draw:line>
        <draw:line draw:style-name="gr2" draw:text-style-name="P1" draw:layer="layout" svg:x1="9.5cm" svg:y1="16.046cm" svg:x2="9.8cm" svg:y2="15.446cm">
          <text:p/>
        </draw:line>
        <draw:line draw:style-name="gr2" draw:text-style-name="P1" draw:layer="layout" svg:x1="9.5cm" svg:y1="16.046cm" svg:x2="10.1cm" svg:y2="16.046cm">
          <text:p/>
        </draw:line>
        <draw:line draw:style-name="gr2" draw:text-style-name="P1" draw:layer="layout" svg:x1="9.5cm" svg:y1="16.046cm" svg:x2="9.8cm" svg:y2="15.446cm">
          <text:p/>
        </draw:line>
        <draw:line draw:style-name="gr2" draw:text-style-name="P1" draw:layer="layout" svg:x1="9.5cm" svg:y1="16.046cm" svg:x2="10.1cm" svg:y2="16.046cm">
          <text:p/>
        </draw:line>
        <draw:line draw:style-name="gr2" draw:text-style-name="P1" draw:layer="layout" svg:x1="10.7cm" svg:y1="16.046cm" svg:x2="10.4cm" svg:y2="15.446cm">
          <text:p/>
        </draw:line>
        <draw:line draw:style-name="gr2" draw:text-style-name="P1" draw:layer="layout" svg:x1="10.7cm" svg:y1="16.046cm" svg:x2="10.1cm" svg:y2="16.046cm">
          <text:p/>
        </draw:line>
        <draw:line draw:style-name="gr2" draw:text-style-name="P1" draw:layer="layout" svg:x1="6.3cm" svg:y1="16.046cm" svg:x2="6.6cm" svg:y2="15.446cm">
          <text:p/>
        </draw:line>
        <draw:line draw:style-name="gr2" draw:text-style-name="P1" draw:layer="layout" svg:x1="6.3cm" svg:y1="16.046cm" svg:x2="6.9cm" svg:y2="16.046cm">
          <text:p/>
        </draw:line>
        <draw:line draw:style-name="gr2" draw:text-style-name="P1" draw:layer="layout" svg:x1="6.3cm" svg:y1="16.046cm" svg:x2="6.6cm" svg:y2="15.446cm">
          <text:p/>
        </draw:line>
        <draw:line draw:style-name="gr2" draw:text-style-name="P1" draw:layer="layout" svg:x1="6.3cm" svg:y1="16.046cm" svg:x2="6.9cm" svg:y2="16.046cm">
          <text:p/>
        </draw:line>
        <draw:line draw:style-name="gr2" draw:text-style-name="P1" draw:layer="layout" svg:x1="7.5cm" svg:y1="16.046cm" svg:x2="7.2cm" svg:y2="15.446cm">
          <text:p/>
        </draw:line>
        <draw:line draw:style-name="gr2" draw:text-style-name="P1" draw:layer="layout" svg:x1="7.5cm" svg:y1="16.046cm" svg:x2="6.9cm" svg:y2="16.046cm">
          <text:p/>
        </draw:line>
        <draw:line draw:style-name="gr2" draw:text-style-name="P1" draw:layer="layout" svg:x1="9.5cm" svg:y1="16.046cm" svg:x2="9.8cm" svg:y2="15.446cm">
          <text:p/>
        </draw:line>
        <draw:line draw:style-name="gr2" draw:text-style-name="P1" draw:layer="layout" svg:x1="9.5cm" svg:y1="16.046cm" svg:x2="10.1cm" svg:y2="16.046cm">
          <text:p/>
        </draw:line>
        <draw:line draw:style-name="gr2" draw:text-style-name="P1" draw:layer="layout" svg:x1="9.5cm" svg:y1="16.046cm" svg:x2="9.8cm" svg:y2="15.446cm">
          <text:p/>
        </draw:line>
        <draw:line draw:style-name="gr2" draw:text-style-name="P1" draw:layer="layout" svg:x1="9.5cm" svg:y1="16.046cm" svg:x2="10.1cm" svg:y2="16.046cm">
          <text:p/>
        </draw:line>
        <draw:line draw:style-name="gr2" draw:text-style-name="P1" draw:layer="layout" svg:x1="10.7cm" svg:y1="16.046cm" svg:x2="10.4cm" svg:y2="15.446cm">
          <text:p/>
        </draw:line>
        <draw:line draw:style-name="gr2" draw:text-style-name="P1" draw:layer="layout" svg:x1="10.7cm" svg:y1="16.046cm" svg:x2="10.1cm" svg:y2="16.046cm">
          <text:p/>
        </draw:line>
        <draw:line draw:style-name="gr2" draw:text-style-name="P1" draw:layer="layout" svg:x1="6.3cm" svg:y1="16.046cm" svg:x2="6.6cm" svg:y2="15.446cm">
          <text:p/>
        </draw:line>
        <draw:line draw:style-name="gr2" draw:text-style-name="P1" draw:layer="layout" svg:x1="6.3cm" svg:y1="16.046cm" svg:x2="6.9cm" svg:y2="16.046cm">
          <text:p/>
        </draw:line>
        <draw:line draw:style-name="gr2" draw:text-style-name="P1" draw:layer="layout" svg:x1="6.3cm" svg:y1="16.046cm" svg:x2="6.6cm" svg:y2="15.446cm">
          <text:p/>
        </draw:line>
        <draw:line draw:style-name="gr2" draw:text-style-name="P1" draw:layer="layout" svg:x1="6.3cm" svg:y1="16.046cm" svg:x2="6.9cm" svg:y2="16.046cm">
          <text:p/>
        </draw:line>
        <draw:line draw:style-name="gr2" draw:text-style-name="P1" draw:layer="layout" svg:x1="7.5cm" svg:y1="16.046cm" svg:x2="7.2cm" svg:y2="15.446cm">
          <text:p/>
        </draw:line>
        <draw:line draw:style-name="gr2" draw:text-style-name="P1" draw:layer="layout" svg:x1="7.5cm" svg:y1="16.046cm" svg:x2="6.9cm" svg:y2="16.046cm">
          <text:p/>
        </draw:line>
        <draw:line draw:style-name="gr2" draw:text-style-name="P1" draw:layer="layout" svg:x1="9.501cm" svg:y1="16.046cm" svg:x2="9.801cm" svg:y2="15.446cm">
          <text:p/>
        </draw:line>
        <draw:line draw:style-name="gr2" draw:text-style-name="P1" draw:layer="layout" svg:x1="9.501cm" svg:y1="16.046cm" svg:x2="10.101cm" svg:y2="16.046cm">
          <text:p/>
        </draw:line>
        <draw:line draw:style-name="gr2" draw:text-style-name="P1" draw:layer="layout" svg:x1="9.501cm" svg:y1="16.046cm" svg:x2="9.801cm" svg:y2="15.446cm">
          <text:p/>
        </draw:line>
        <draw:line draw:style-name="gr2" draw:text-style-name="P1" draw:layer="layout" svg:x1="9.501cm" svg:y1="16.046cm" svg:x2="10.101cm" svg:y2="16.046cm">
          <text:p/>
        </draw:line>
        <draw:line draw:style-name="gr2" draw:text-style-name="P1" draw:layer="layout" svg:x1="10.701cm" svg:y1="16.046cm" svg:x2="10.401cm" svg:y2="15.446cm">
          <text:p/>
        </draw:line>
        <draw:line draw:style-name="gr2" draw:text-style-name="P1" draw:layer="layout" svg:x1="10.701cm" svg:y1="16.046cm" svg:x2="10.101cm" svg:y2="16.046cm">
          <text:p/>
        </draw:line>
        <draw:line draw:style-name="gr2" draw:text-style-name="P1" draw:layer="layout" svg:x1="6.301cm" svg:y1="16.046cm" svg:x2="6.601cm" svg:y2="15.446cm">
          <text:p/>
        </draw:line>
        <draw:line draw:style-name="gr2" draw:text-style-name="P1" draw:layer="layout" svg:x1="6.301cm" svg:y1="16.046cm" svg:x2="6.901cm" svg:y2="16.046cm">
          <text:p/>
        </draw:line>
        <draw:line draw:style-name="gr2" draw:text-style-name="P1" draw:layer="layout" svg:x1="6.301cm" svg:y1="16.046cm" svg:x2="6.601cm" svg:y2="15.446cm">
          <text:p/>
        </draw:line>
        <draw:line draw:style-name="gr2" draw:text-style-name="P1" draw:layer="layout" svg:x1="6.301cm" svg:y1="16.046cm" svg:x2="6.901cm" svg:y2="16.046cm">
          <text:p/>
        </draw:line>
        <draw:line draw:style-name="gr2" draw:text-style-name="P1" draw:layer="layout" svg:x1="7.501cm" svg:y1="16.046cm" svg:x2="7.201cm" svg:y2="15.446cm">
          <text:p/>
        </draw:line>
        <draw:line draw:style-name="gr2" draw:text-style-name="P1" draw:layer="layout" svg:x1="7.501cm" svg:y1="16.046cm" svg:x2="6.901cm" svg:y2="16.046cm">
          <text:p/>
        </draw:line>
        <draw:line draw:style-name="gr2" draw:text-style-name="P1" draw:layer="layout" svg:x1="5.706cm" svg:y1="13.217cm" svg:x2="6.546cm" svg:y2="15.465cm">
          <text:p/>
        </draw:line>
        <draw:custom-shape draw:style-name="gr1" draw:text-style-name="P1" draw:layer="layout" svg:width="0.8cm" svg:height="0.7cm" draw:transform="rotate (0.357792496658838) translate (6.407cm 15.09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1" draw:layer="layout" svg:x1="6.456cm" svg:y1="12.937cm" svg:x2="7.296cm" svg:y2="15.185cm">
          <text:p/>
        </draw:line>
        <draw:line draw:style-name="gr2" draw:text-style-name="P1" draw:layer="layout" svg:x1="5.706cm" svg:y1="13.217cm" svg:x2="4.866cm" svg:y2="10.969cm">
          <text:p/>
        </draw:line>
        <draw:custom-shape draw:style-name="gr1" draw:text-style-name="P1" draw:layer="layout" svg:width="0.8cm" svg:height="0.7cm" draw:transform="rotate (-0.357792496658838) translate (4.952cm 10.346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6.455cm" svg:y1="12.937cm" svg:x2="5.615cm" svg:y2="10.689cm">
          <text:p/>
        </draw:line>
        <draw:line draw:style-name="gr2" draw:text-style-name="P1" draw:layer="layout" svg:x1="8.946cm" svg:y1="13.155cm" svg:x2="9.786cm" svg:y2="15.403cm">
          <text:p/>
        </draw:line>
        <draw:custom-shape draw:style-name="gr1" draw:text-style-name="P1" draw:layer="layout" svg:width="0.8cm" svg:height="0.7cm" draw:transform="rotate (0.357792496658838) translate (9.647cm 15.028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1" draw:layer="layout" svg:x1="9.696cm" svg:y1="12.875cm" svg:x2="10.536cm" svg:y2="15.123cm">
          <text:p/>
        </draw:line>
        <draw:line draw:style-name="gr2" draw:text-style-name="P1" draw:layer="layout" svg:x1="8.946cm" svg:y1="13.155cm" svg:x2="8.106cm" svg:y2="10.907cm">
          <text:p/>
        </draw:line>
        <draw:custom-shape draw:style-name="gr1" draw:text-style-name="P1" draw:layer="layout" svg:width="0.8cm" svg:height="0.7cm" draw:transform="rotate (-0.357792496658838) translate (8.246cm 10.346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9.695cm" svg:y1="12.875cm" svg:x2="8.855cm" svg:y2="10.627cm">
          <text:p/>
        </draw:line>
        <draw:line draw:style-name="gr2" draw:text-style-name="P1" draw:layer="layout" svg:x1="8.501cm" svg:y1="11.156cm" svg:x2="3.801cm" svg:y2="11.156cm">
          <text:p/>
        </draw:line>
        <draw:line draw:style-name="gr2" draw:text-style-name="P1" draw:layer="layout" svg:x1="8.501cm" svg:y1="10.456cm" svg:x2="3.801cm" svg:y2="10.456cm">
          <text:p/>
        </draw:line>
        <draw:custom-shape draw:style-name="gr1" draw:text-style-name="P1" draw:layer="layout" svg:width="0.4cm" svg:height="1.5cm" svg:x="3.399cm" svg:y="10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1.5cm" svg:x="3.4cm" svg:y="10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1.5cm" svg:x="3.4cm" svg:y="10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1.5cm" svg:x="3.401cm" svg:y="10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499cm" svg:y1="16.046cm" svg:x2="9.799cm" svg:y2="15.446cm">
          <text:p/>
        </draw:line>
        <draw:line draw:style-name="gr2" draw:text-style-name="P1" draw:layer="layout" svg:x1="9.499cm" svg:y1="16.046cm" svg:x2="10.099cm" svg:y2="16.046cm">
          <text:p/>
        </draw:line>
        <draw:line draw:style-name="gr2" draw:text-style-name="P1" draw:layer="layout" svg:x1="9.499cm" svg:y1="16.046cm" svg:x2="9.799cm" svg:y2="15.446cm">
          <text:p/>
        </draw:line>
        <draw:line draw:style-name="gr2" draw:text-style-name="P1" draw:layer="layout" svg:x1="9.499cm" svg:y1="16.046cm" svg:x2="10.099cm" svg:y2="16.046cm">
          <text:p/>
        </draw:line>
        <draw:line draw:style-name="gr2" draw:text-style-name="P1" draw:layer="layout" svg:x1="10.699cm" svg:y1="16.046cm" svg:x2="10.399cm" svg:y2="15.446cm">
          <text:p/>
        </draw:line>
        <draw:line draw:style-name="gr2" draw:text-style-name="P1" draw:layer="layout" svg:x1="10.699cm" svg:y1="16.046cm" svg:x2="10.099cm" svg:y2="16.046cm">
          <text:p/>
        </draw:line>
        <draw:line draw:style-name="gr2" draw:text-style-name="P1" draw:layer="layout" svg:x1="6.299cm" svg:y1="16.046cm" svg:x2="6.599cm" svg:y2="15.446cm">
          <text:p/>
        </draw:line>
        <draw:line draw:style-name="gr2" draw:text-style-name="P1" draw:layer="layout" svg:x1="6.299cm" svg:y1="16.046cm" svg:x2="6.899cm" svg:y2="16.046cm">
          <text:p/>
        </draw:line>
        <draw:line draw:style-name="gr2" draw:text-style-name="P1" draw:layer="layout" svg:x1="6.299cm" svg:y1="16.046cm" svg:x2="6.599cm" svg:y2="15.446cm">
          <text:p/>
        </draw:line>
        <draw:line draw:style-name="gr2" draw:text-style-name="P1" draw:layer="layout" svg:x1="6.299cm" svg:y1="16.046cm" svg:x2="6.899cm" svg:y2="16.046cm">
          <text:p/>
        </draw:line>
        <draw:line draw:style-name="gr2" draw:text-style-name="P1" draw:layer="layout" svg:x1="7.499cm" svg:y1="16.046cm" svg:x2="7.199cm" svg:y2="15.446cm">
          <text:p/>
        </draw:line>
        <draw:line draw:style-name="gr2" draw:text-style-name="P1" draw:layer="layout" svg:x1="7.499cm" svg:y1="16.046cm" svg:x2="6.899cm" svg:y2="16.046cm">
          <text:p/>
        </draw:line>
        <draw:line draw:style-name="gr2" draw:text-style-name="P1" draw:layer="layout" svg:x1="5.399cm" svg:y1="16.146cm" svg:x2="11.499cm" svg:y2="16.146cm">
          <text:p/>
        </draw:line>
        <draw:line draw:style-name="gr2" draw:text-style-name="P1" draw:layer="layout" svg:x1="9.5cm" svg:y1="16.046cm" svg:x2="9.8cm" svg:y2="15.446cm">
          <text:p/>
        </draw:line>
        <draw:line draw:style-name="gr2" draw:text-style-name="P1" draw:layer="layout" svg:x1="9.5cm" svg:y1="16.046cm" svg:x2="10.1cm" svg:y2="16.046cm">
          <text:p/>
        </draw:line>
        <draw:line draw:style-name="gr2" draw:text-style-name="P1" draw:layer="layout" svg:x1="9.5cm" svg:y1="16.046cm" svg:x2="9.8cm" svg:y2="15.446cm">
          <text:p/>
        </draw:line>
        <draw:line draw:style-name="gr2" draw:text-style-name="P1" draw:layer="layout" svg:x1="9.5cm" svg:y1="16.046cm" svg:x2="10.1cm" svg:y2="16.046cm">
          <text:p/>
        </draw:line>
        <draw:line draw:style-name="gr2" draw:text-style-name="P1" draw:layer="layout" svg:x1="10.7cm" svg:y1="16.046cm" svg:x2="10.4cm" svg:y2="15.446cm">
          <text:p/>
        </draw:line>
        <draw:line draw:style-name="gr2" draw:text-style-name="P1" draw:layer="layout" svg:x1="10.7cm" svg:y1="16.046cm" svg:x2="10.1cm" svg:y2="16.046cm">
          <text:p/>
        </draw:line>
        <draw:line draw:style-name="gr2" draw:text-style-name="P1" draw:layer="layout" svg:x1="6.3cm" svg:y1="16.046cm" svg:x2="6.6cm" svg:y2="15.446cm">
          <text:p/>
        </draw:line>
        <draw:line draw:style-name="gr2" draw:text-style-name="P1" draw:layer="layout" svg:x1="6.3cm" svg:y1="16.046cm" svg:x2="6.9cm" svg:y2="16.046cm">
          <text:p/>
        </draw:line>
        <draw:line draw:style-name="gr2" draw:text-style-name="P1" draw:layer="layout" svg:x1="6.3cm" svg:y1="16.046cm" svg:x2="6.6cm" svg:y2="15.446cm">
          <text:p/>
        </draw:line>
        <draw:line draw:style-name="gr2" draw:text-style-name="P1" draw:layer="layout" svg:x1="6.3cm" svg:y1="16.046cm" svg:x2="6.9cm" svg:y2="16.046cm">
          <text:p/>
        </draw:line>
        <draw:line draw:style-name="gr2" draw:text-style-name="P1" draw:layer="layout" svg:x1="7.5cm" svg:y1="16.046cm" svg:x2="7.2cm" svg:y2="15.446cm">
          <text:p/>
        </draw:line>
        <draw:line draw:style-name="gr2" draw:text-style-name="P1" draw:layer="layout" svg:x1="7.5cm" svg:y1="16.046cm" svg:x2="6.9cm" svg:y2="16.046cm">
          <text:p/>
        </draw:line>
        <draw:line draw:style-name="gr2" draw:text-style-name="P1" draw:layer="layout" svg:x1="9.5cm" svg:y1="16.046cm" svg:x2="9.8cm" svg:y2="15.446cm">
          <text:p/>
        </draw:line>
        <draw:line draw:style-name="gr2" draw:text-style-name="P1" draw:layer="layout" svg:x1="9.5cm" svg:y1="16.046cm" svg:x2="10.1cm" svg:y2="16.046cm">
          <text:p/>
        </draw:line>
        <draw:line draw:style-name="gr2" draw:text-style-name="P1" draw:layer="layout" svg:x1="9.5cm" svg:y1="16.046cm" svg:x2="9.8cm" svg:y2="15.446cm">
          <text:p/>
        </draw:line>
        <draw:line draw:style-name="gr2" draw:text-style-name="P1" draw:layer="layout" svg:x1="9.5cm" svg:y1="16.046cm" svg:x2="10.1cm" svg:y2="16.046cm">
          <text:p/>
        </draw:line>
        <draw:line draw:style-name="gr2" draw:text-style-name="P1" draw:layer="layout" svg:x1="10.7cm" svg:y1="16.046cm" svg:x2="10.4cm" svg:y2="15.446cm">
          <text:p/>
        </draw:line>
        <draw:line draw:style-name="gr2" draw:text-style-name="P1" draw:layer="layout" svg:x1="10.7cm" svg:y1="16.046cm" svg:x2="10.1cm" svg:y2="16.046cm">
          <text:p/>
        </draw:line>
        <draw:line draw:style-name="gr2" draw:text-style-name="P1" draw:layer="layout" svg:x1="6.3cm" svg:y1="16.046cm" svg:x2="6.6cm" svg:y2="15.446cm">
          <text:p/>
        </draw:line>
        <draw:line draw:style-name="gr2" draw:text-style-name="P1" draw:layer="layout" svg:x1="6.3cm" svg:y1="16.046cm" svg:x2="6.9cm" svg:y2="16.046cm">
          <text:p/>
        </draw:line>
        <draw:line draw:style-name="gr2" draw:text-style-name="P1" draw:layer="layout" svg:x1="6.3cm" svg:y1="16.046cm" svg:x2="6.6cm" svg:y2="15.446cm">
          <text:p/>
        </draw:line>
        <draw:line draw:style-name="gr2" draw:text-style-name="P1" draw:layer="layout" svg:x1="6.3cm" svg:y1="16.046cm" svg:x2="6.9cm" svg:y2="16.046cm">
          <text:p/>
        </draw:line>
        <draw:line draw:style-name="gr2" draw:text-style-name="P1" draw:layer="layout" svg:x1="7.5cm" svg:y1="16.046cm" svg:x2="7.2cm" svg:y2="15.446cm">
          <text:p/>
        </draw:line>
        <draw:line draw:style-name="gr2" draw:text-style-name="P1" draw:layer="layout" svg:x1="7.5cm" svg:y1="16.046cm" svg:x2="6.9cm" svg:y2="16.046cm">
          <text:p/>
        </draw:line>
        <draw:line draw:style-name="gr2" draw:text-style-name="P1" draw:layer="layout" svg:x1="9.501cm" svg:y1="16.046cm" svg:x2="9.801cm" svg:y2="15.446cm">
          <text:p/>
        </draw:line>
        <draw:line draw:style-name="gr2" draw:text-style-name="P1" draw:layer="layout" svg:x1="9.501cm" svg:y1="16.046cm" svg:x2="10.101cm" svg:y2="16.046cm">
          <text:p/>
        </draw:line>
        <draw:line draw:style-name="gr2" draw:text-style-name="P1" draw:layer="layout" svg:x1="9.501cm" svg:y1="16.046cm" svg:x2="9.801cm" svg:y2="15.446cm">
          <text:p/>
        </draw:line>
        <draw:line draw:style-name="gr2" draw:text-style-name="P1" draw:layer="layout" svg:x1="9.501cm" svg:y1="16.046cm" svg:x2="10.101cm" svg:y2="16.046cm">
          <text:p/>
        </draw:line>
        <draw:line draw:style-name="gr2" draw:text-style-name="P1" draw:layer="layout" svg:x1="10.701cm" svg:y1="16.046cm" svg:x2="10.401cm" svg:y2="15.446cm">
          <text:p/>
        </draw:line>
        <draw:line draw:style-name="gr2" draw:text-style-name="P1" draw:layer="layout" svg:x1="10.701cm" svg:y1="16.046cm" svg:x2="10.101cm" svg:y2="16.046cm">
          <text:p/>
        </draw:line>
        <draw:line draw:style-name="gr2" draw:text-style-name="P1" draw:layer="layout" svg:x1="6.301cm" svg:y1="16.046cm" svg:x2="6.601cm" svg:y2="15.446cm">
          <text:p/>
        </draw:line>
        <draw:line draw:style-name="gr2" draw:text-style-name="P1" draw:layer="layout" svg:x1="6.301cm" svg:y1="16.046cm" svg:x2="6.901cm" svg:y2="16.046cm">
          <text:p/>
        </draw:line>
        <draw:line draw:style-name="gr2" draw:text-style-name="P1" draw:layer="layout" svg:x1="6.301cm" svg:y1="16.046cm" svg:x2="6.601cm" svg:y2="15.446cm">
          <text:p/>
        </draw:line>
        <draw:line draw:style-name="gr2" draw:text-style-name="P1" draw:layer="layout" svg:x1="6.301cm" svg:y1="16.046cm" svg:x2="6.901cm" svg:y2="16.046cm">
          <text:p/>
        </draw:line>
        <draw:line draw:style-name="gr2" draw:text-style-name="P1" draw:layer="layout" svg:x1="7.501cm" svg:y1="16.046cm" svg:x2="7.201cm" svg:y2="15.446cm">
          <text:p/>
        </draw:line>
        <draw:line draw:style-name="gr2" draw:text-style-name="P1" draw:layer="layout" svg:x1="7.501cm" svg:y1="16.046cm" svg:x2="6.901cm" svg:y2="16.046cm">
          <text:p/>
        </draw:line>
        <draw:line draw:style-name="gr2" draw:text-style-name="P1" draw:layer="layout" svg:x1="5.706cm" svg:y1="13.217cm" svg:x2="6.546cm" svg:y2="15.465cm">
          <text:p/>
        </draw:line>
        <draw:custom-shape draw:style-name="gr1" draw:text-style-name="P1" draw:layer="layout" svg:width="0.8cm" svg:height="0.7cm" draw:transform="rotate (0.357792496658838) translate (6.407cm 15.09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1" draw:layer="layout" svg:x1="6.456cm" svg:y1="12.937cm" svg:x2="7.296cm" svg:y2="15.185cm">
          <text:p/>
        </draw:line>
        <draw:line draw:style-name="gr2" draw:text-style-name="P1" draw:layer="layout" svg:x1="5.706cm" svg:y1="13.217cm" svg:x2="4.866cm" svg:y2="10.969cm">
          <text:p/>
        </draw:line>
        <draw:custom-shape draw:style-name="gr1" draw:text-style-name="P1" draw:layer="layout" svg:width="0.8cm" svg:height="0.7cm" draw:transform="rotate (-0.357792496658838) translate (4.952cm 10.346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6.455cm" svg:y1="12.937cm" svg:x2="5.615cm" svg:y2="10.689cm">
          <text:p/>
        </draw:line>
        <draw:line draw:style-name="gr2" draw:text-style-name="P1" draw:layer="layout" svg:x1="8.946cm" svg:y1="13.155cm" svg:x2="9.786cm" svg:y2="15.403cm">
          <text:p/>
        </draw:line>
        <draw:custom-shape draw:style-name="gr1" draw:text-style-name="P1" draw:layer="layout" svg:width="0.8cm" svg:height="0.7cm" draw:transform="rotate (0.357792496658838) translate (9.647cm 15.028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1" draw:layer="layout" svg:x1="9.696cm" svg:y1="12.875cm" svg:x2="10.536cm" svg:y2="15.123cm">
          <text:p/>
        </draw:line>
        <draw:line draw:style-name="gr2" draw:text-style-name="P1" draw:layer="layout" svg:x1="8.946cm" svg:y1="13.155cm" svg:x2="8.106cm" svg:y2="10.907cm">
          <text:p/>
        </draw:line>
        <draw:custom-shape draw:style-name="gr1" draw:text-style-name="P1" draw:layer="layout" svg:width="0.8cm" svg:height="0.7cm" draw:transform="rotate (-0.357792496658838) translate (8.246cm 10.346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2" draw:text-style-name="P1" draw:layer="layout" svg:x1="9.695cm" svg:y1="12.875cm" svg:x2="8.855cm" svg:y2="10.627cm">
          <text:p/>
        </draw:line>
        <draw:line draw:style-name="gr2" draw:text-style-name="P1" draw:layer="layout" svg:x1="8.501cm" svg:y1="11.156cm" svg:x2="3.801cm" svg:y2="11.156cm">
          <text:p/>
        </draw:line>
        <draw:line draw:style-name="gr2" draw:text-style-name="P1" draw:layer="layout" svg:x1="8.501cm" svg:y1="10.456cm" svg:x2="3.801cm" svg:y2="10.456cm">
          <text:p/>
        </draw:line>
        <draw:custom-shape draw:style-name="gr1" draw:text-style-name="P1" draw:layer="layout" svg:width="0.4cm" svg:height="1.5cm" svg:x="3.399cm" svg:y="10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1.5cm" svg:x="3.4cm" svg:y="10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1.5cm" svg:x="3.4cm" svg:y="10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4cm" svg:height="1.5cm" svg:x="3.401cm" svg:y="10.046cm">
          <text:p/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401cm" svg:y1="4.546cm" svg:x2="7.401cm" svg:y2="2.246cm">
          <text:p/>
        </draw:line>
        <draw:line draw:style-name="gr4" draw:text-style-name="P1" draw:layer="layout" svg:x1="3.401cm" svg:y1="11.546cm" svg:x2="3.401cm" svg:y2="2.246cm">
          <text:p/>
        </draw:line>
        <draw:line draw:style-name="gr5" draw:text-style-name="P1" draw:layer="layout" svg:x1="3.401cm" svg:y1="2.246cm" svg:x2="7.401cm" svg:y2="2.246cm">
          <text:p/>
        </draw:line>
        <draw:frame draw:style-name="gr6" draw:text-style-name="P2" draw:layer="layout" svg:width="6.6cm" svg:height="0.729cm" svg:x="2.701cm" svg:y="1.417cm">
          <draw:text-box>
            <text:p text:style-name="P2"><text:span text:style-name="T1">Zakres ruchu wózka przerzutki</text:span></text:p>
          </draw:text-box>
        </draw:frame>
        <draw:custom-shape draw:style-name="gr7" draw:text-style-name="P1" draw:layer="layout" svg:width="1.6cm" svg:height="3.1cm" draw:transform="rotate (0.359886891761231) translate (9.286cm 11.7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0.4cm" svg:x="7.6cm" svg:y="2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0.4cm" svg:x="7.6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8.5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0.4cm" draw:transform="rotate (-0.301069295969021) translate (9.476cm 13.114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0.4cm" svg:x="10.6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387cm" svg:height="0.4cm" draw:transform="rotate (2.6174702792159) translate (9.664cm 13.64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0.4cm" svg:x="9.4cm" svg:y="13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5.07cm" svg:y="10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6cm" svg:height="3.1cm" draw:transform="rotate (-0.531627290157473) translate (12.321cm 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775cm" svg:height="0.4cm" draw:transform="rotate (1.88530465800427) translate (10.52cm 8.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55cm" svg:height="0.4cm" draw:transform="rotate (0.374198591627584) translate (10.4cm 7.92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0.4cm" svg:x="11.53cm" svg:y="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0.46cm" svg:y="7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9.1cm" svg:y="3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013 1130" svg:d="M1009 1050l-449-1008-22-30-29-12-34 12-21 26-449 1012-5 13v8l5 21 12 21 17 13 21 4h903l21-4 21-13 9-21 4-21v-8z"/>
    <draw:marker draw:name="Arrowhead_20_2" draw:display-name="Arrowhead 2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7T18:37:29.644099992</meta:creation-date>
    <dc:date>2016-07-17T19:01:23.823882771</dc:date>
    <meta:editing-duration>PT6M4S</meta:editing-duration>
    <meta:editing-cycles>2</meta:editing-cycles>
    <meta:generator>LibreOffice/4.2.8.2$Linux_X86_64 LibreOffice_project/420m0$Build-2</meta:generator>
    <meta:document-statistic meta:object-count="240"/>
  </office:meta>
</office:document-meta>
</file>